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e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</table:table-row>
      </table:table>
      <table:table table:name="ho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1">00/00/0000</text:date>, <text:time style:data-style-name="N2" text:time-value="10:04:34.8723466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1T10:03:52.831687269</meta:creation-date>
    <dc:date>2025-12-21T10:04:47.478948009</dc:date>
    <meta:editing-duration>PT24S</meta:editing-duration>
    <meta:editing-cycles>2</meta:editing-cycles>
    <meta:generator>LibreOffice/25.8.4.2$Linux_X86_64 LibreOffice_project/0366609b1de41a39e1896ae41e33c673f2a73802</meta:generator>
    <meta:document-statistic meta:table-count="3" meta:cell-count="6" meta:object-count="0"/>
  </office:meta>
</office:document-meta>
</file>